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_number</text:p>
          </table:table-cell>
          <table:table-cell office:value-type="string" calcext:value-type="string">
            <text:p>соответ.клинрекам, 0 — соответств, 1 — не соответств</text:p>
          </table:table-cell>
        </table:table-row>
        <table:table-row table:style-name="ro1">
          <table:table-cell office:value-type="string" calcext:value-type="string">
            <text:p>test_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2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арья Николаевна Курочкина</meta:initial-creator>
    <meta:creation-date>2026-02-24T20:52:08.544085332</meta:creation-date>
    <dc:date>2026-02-25T13:35:32.290220211</dc:date>
    <dc:creator>Дарья Николаевна Курочкина</dc:creator>
    <meta:editing-duration>PT16H28M57S</meta:editing-duration>
    <meta:editing-cycles>16</meta:editing-cycles>
    <meta:generator>LibreOffice/25.2.7.2$Linux_X86_64 LibreOffice_project/520$Build-2</meta:generator>
    <meta:document-statistic meta:table-count="1" meta:cell-count="42" meta:object-count="0"/>
  </office:meta>
</office:document-meta>
</file>